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entury Gothic" svg:font-family="'Century Gothic'" style:font-pitch="variable"/>
    <style:font-face style:name="Poppins" svg:font-family="Poppins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02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8693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0.2626in"/>
    </style:style>
    <style:style style:name="co7" style:family="table-column">
      <style:table-column-properties fo:break-before="auto" style:column-width="0.298in"/>
    </style:style>
    <style:style style:name="co8" style:family="table-column">
      <style:table-column-properties fo:break-before="auto" style:column-width="1.111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Gantt_20_Chart">
      <style:table-properties table:display="true" style:writing-mode="lr-tb" tableooo:tab-color="#3d85c6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8003" number:language="en" number:country="US">
      <number:number number:decimal-places="0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555in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in" style:writing-mode="page"/>
      <style:text-properties fo:color="#0b5394" style:text-outline="false" style:text-line-through-styl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666666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138in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138in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b5394" style:text-outline="false" style:text-line-through-styl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2" style:family="table-cell" style:parent-style-name="Excel_20_Built-in_20_Normal">
      <style:table-cell-properties fo:border-bottom="0.0555in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3" style:family="table-cell" style:parent-style-name="Excel_20_Built-in_20_Normal">
      <style:table-cell-properties fo:border-bottom="0.0138in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138in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138in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b5394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138in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138in solid 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9999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138in solid #d9d9d9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Excel_20_Built-in_20_Normal" style:data-style-name="N30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30">
      <style:table-cell-properties fo:border-bottom="0.0138in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3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30">
      <style:table-cell-properties fo:border-bottom="0.0138in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37" style:family="table-cell" style:parent-style-name="Excel_20_Built-in_20_Normal" style:data-style-name="N8010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8010">
      <style:table-cell-properties fo:border-bottom="0.0138in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8010">
      <style:table-cell-properties fo:border-bottom="0.0138in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b5394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0b5394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Excel_20_Built-in_20_Normal">
      <style:table-cell-properties fo:background-color="#2f75b5" style:diagonal-bl-tr="none" style:diagonal-tl-br="none" style:text-align-source="fix" style:repeat-content="false" fo:wrap-option="no-wrap" fo:border="0.013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bdd7ee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Excel_20_Built-in_20_Normal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 style:data-style-name="N8010">
      <style:table-cell-properties fo:border-bottom="0.0008in solid #b7b7b7" style:diagonal-bl-tr="none" style:diagonal-tl-br="none" style:text-align-source="fix" style:repeat-content="false" fo:wrap-option="no-wrap" fo:border-left="0.013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 style:data-style-name="N8010">
      <style:table-cell-properties fo:border-bottom="0.0008in solid #b7b7b7" style:diagonal-bl-tr="none" style:diagonal-tl-br="none" style:text-align-source="fix" style:repeat-content="false" fo:wrap-option="no-wrap" fo:border-left="0.013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 style:data-style-name="N8010">
      <style:table-cell-properties fo:border-bottom="0.0138in solid #cccccc" style:diagonal-bl-tr="none" style:diagonal-tl-br="none" style:text-align-source="fix" style:repeat-content="false" fo:wrap-option="no-wrap" fo:border-left="0.013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117">
      <style:table-cell-properties fo:border-bottom="0.0008in solid #b7b7b7" style:diagonal-bl-tr="none" style:diagonal-tl-br="none" style:text-align-source="fix" style:repeat-content="false" fo:wrap-option="no-wrap" fo:border-left="none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138in solid #b7b7b7" style:diagonal-bl-tr="none" style:diagonal-tl-br="none" fo:border-left="none" fo:border-right="none" style:rotation-align="none" fo:border-top="0.0138in solid #b7b7b7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117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 style:data-style-name="N117">
      <style:table-cell-properties fo:border-bottom="0.0008in solid #b7b7b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8010">
      <style:table-cell-properties fo:border-bottom="0.0138in solid #cccccc" style:diagonal-bl-tr="none" style:diagonal-tl-br="none" style:text-align-source="fix" style:repeat-content="false" fo:wrap-option="no-wrap" fo:border-left="none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7" style:family="table-cell" style:parent-style-name="Excel_20_Built-in_20_Normal" style:data-style-name="N800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Excel_20_Built-in_20_Normal">
      <style:table-cell-properties fo:border-bottom="0.0008in solid #b7b7b7" fo:background-color="#5b9bd5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0008in solid #b7b7b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138in solid #b7b7b7" style:diagonal-bl-tr="none" style:diagonal-tl-br="none" fo:border-left="none" fo:border-right="0.0138in solid #b7b7b7" style:rotation-align="none" fo:border-top="0.0138in solid #b7b7b7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ackground-color="#ddebf7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0008in solid #b7b7b7" fo:background-color="#ddebf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0138in solid #cccccc" fo:background-color="#ddebf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138in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8" style:family="table-cell" style:parent-style-name="Excel_20_Built-in_20_Normal" style:data-style-name="N30">
      <style:table-cell-properties fo:border-bottom="0.0138in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555in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0.0138in solid #cccccc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Normal">
      <style:table-cell-properties fo:border-bottom="none" fo:background-color="#45818e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Excel_20_Built-in_20_Normal">
      <style:table-cell-properties fo:background-color="#a2c4c9" style:diagonal-bl-tr="none" style:diagonal-tl-br="none" style:text-align-source="fix" style:repeat-content="false" fo:wrap-option="no-wrap" fo:border="0.013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Excel_20_Built-in_20_Normal">
      <style:table-cell-properties fo:border-bottom="none" fo:background-color="#d0e0e3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Excel_20_Built-in_20_Normal">
      <style:table-cell-properties fo:border-bottom="0.0008in solid #b7b7b7" fo:background-color="#d0e0e3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Normal">
      <style:table-cell-properties fo:border-bottom="0.0138in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0.0138in solid #cccccc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Normal">
      <style:text-properties style:use-window-font-color="true" style:text-outline="false" style:text-line-through-styl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0008in solid #b7b7b7" fo:background-color="#ededed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>
      <style:table-cell-properties fo:background-color="#ededed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0138in solid #cccccc" fo:background-color="#ededed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138in solid #cccccc" fo:background-color="#d0e0e3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4" style:family="table-cell" style:parent-style-name="Excel_20_Built-in_20_Normal">
      <style:table-cell-properties fo:border-bottom="0.0008in solid #b7b7b7" fo:background-color="#c65911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>
      <style:text-properties style:use-window-font-color="true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833c0c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Excel_20_Built-in_20_Normal">
      <style:table-cell-properties fo:background-color="#c65911" style:diagonal-bl-tr="none" style:diagonal-tl-br="none" style:text-align-source="fix" style:repeat-content="false" fo:wrap-option="no-wrap" fo:border="0.013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>
      <style:table-cell-properties fo:border-bottom="none" fo:background-color="#f8cbad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Excel_20_Built-in_20_Normal">
      <style:table-cell-properties fo:border-bottom="0.0008in solid #b7b7b7" fo:background-color="#fce4d6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ackground-color="#fce4d6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>
      <style:table-cell-properties fo:border-bottom="0.0138in solid #cccccc" fo:background-color="#fce4d6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>
      <style:table-cell-properties fo:border-bottom="none" fo:background-color="#806000" style:diagonal-bl-tr="none" style:diagonal-tl-br="none" style:text-align-source="fix" style:repeat-content="false" fo:wrap-option="no-wrap" fo:border-left="0.0138in solid #b7b7b7" style:direction="ltr" fo:border-right="0.0138in solid #cccccc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Excel_20_Built-in_20_Normal">
      <style:table-cell-properties fo:background-color="#bf8f00" style:diagonal-bl-tr="none" style:diagonal-tl-br="none" style:text-align-source="fix" style:repeat-content="false" fo:wrap-option="no-wrap" fo:border="0.013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Excel_20_Built-in_20_Normal">
      <style:table-cell-properties fo:border-bottom="none" fo:background-color="#ffe699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Excel_20_Built-in_20_Normal">
      <style:table-cell-properties fo:border-bottom="0.0008in solid #b7b7b7" fo:background-color="#bf8f00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order-bottom="0.0008in solid #b7b7b7" fo:background-color="#fff2cc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order-bottom="0.0138in solid #cccccc" fo:background-color="#fff2cc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none" style:diagonal-bl-tr="none" style:diagonal-tl-br="none" fo:border-left="none" fo:border-right="0.0138in solid #cccccc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008in solid #b7b7b7" style:diagonal-bl-tr="none" style:diagonal-tl-br="none" style:text-align-source="fix" style:repeat-content="false" fo:wrap-option="no-wrap" fo:border-left="0.0008in solid #b7b7b7" style:direction="ltr" fo:border-right="0.013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008in solid #b7b7b7" style:diagonal-bl-tr="none" style:diagonal-tl-br="none" style:text-align-source="fix" style:repeat-content="false" fo:wrap-option="no-wrap" fo:border-left="0.0008in solid #b7b7b7" style:direction="ltr" fo:border-right="0.013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cccccc" style:diagonal-bl-tr="none" style:diagonal-tl-br="none" style:text-align-source="fix" style:repeat-content="false" fo:wrap-option="no-wrap" fo:border-left="0.0008in solid #b7b7b7" style:direction="ltr" fo:border-right="none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0.0138in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 Chart" table:style-name="ta1" table:print="false">
        <office:forms form:automatic-focus="false" form:apply-design-mode="false"/>
        <table:table-column table:style-name="co1" table:default-cell-style-name="Excel_20_Built-in_20_Normal"/>
        <table:table-column-group>
          <table:table-column table:style-name="co2" table:default-cell-style-name="Excel_20_Built-in_20_Normal"/>
          <table:table-column table:style-name="co3" table:default-cell-style-name="Excel_20_Built-in_20_Normal"/>
          <table:table-column table:style-name="co4" table:number-columns-repeated="2" table:default-cell-style-name="Excel_20_Built-in_20_Normal"/>
          <table:table-column table:style-name="co5" table:number-columns-repeated="2" table:default-cell-style-name="Excel_20_Built-in_20_Normal"/>
        </table:table-column-group>
        <table:table-column-group>
          <table:table-column table:style-name="co6" table:number-columns-repeated="21" table:default-cell-style-name="Excel_20_Built-in_20_Normal"/>
        </table:table-column-group>
        <table:table-column-group>
          <table:table-column table:style-name="co6" table:number-columns-repeated="21" table:default-cell-style-name="Excel_20_Built-in_20_Normal"/>
        </table:table-column-group>
        <table:table-column-group>
          <table:table-column table:style-name="co6" table:number-columns-repeated="21" table:default-cell-style-name="Excel_20_Built-in_20_Normal"/>
        </table:table-column-group>
        <table:table-column-group>
          <table:table-column table:style-name="co6" table:number-columns-repeated="21" table:default-cell-style-name="Excel_20_Built-in_20_Normal"/>
        </table:table-column-group>
        <table:table-column table:style-name="co7" table:default-cell-style-name="Excel_20_Built-in_20_Normal"/>
        <table:table-column table:style-name="co8" table:number-columns-repeated="932" table:default-cell-style-name="Excel_20_Built-in_20_Normal"/>
        <table:table-row table:style-name="ro1">
          <table:table-cell table:style-name="ce1"/>
          <table:table-cell table:style-name="ce11"/>
          <table:table-cell table:style-name="ce20" table:number-columns-repeated="4"/>
          <table:table-cell table:style-name="ce36"/>
          <table:table-cell table:style-name="ce40"/>
          <table:table-cell table:style-name="ce50"/>
          <table:table-cell table:style-name="ce56"/>
          <table:table-cell table:style-name="ce61"/>
          <table:table-cell table:style-name="ce56" table:number-columns-repeated="4"/>
          <table:table-cell table:style-name="ce1" table:number-columns-repeated="21"/>
          <table:table-cell table:style-name="ce81" table:number-columns-repeated="13"/>
          <table:table-cell table:style-name="ce1" table:number-columns-repeated="43"/>
          <table:table-cell table:number-columns-repeated="932"/>
        </table:table-row>
        <table:table-row table:style-name="ro2">
          <table:table-cell table:style-name="ce2" office:value-type="string" table:number-columns-spanned="7" table:number-rows-spanned="1">
            <text:p>Operations and Training Project Plan</text:p>
          </table:table-cell>
          <table:covered-table-cell table:number-columns-repeated="6" table:style-name="ce12"/>
          <table:table-cell table:style-name="ce12" table:number-columns-repeated="11"/>
          <table:table-cell table:style-name="ce69" table:number-columns-repeated="13"/>
          <table:table-cell table:style-name="Default" table:number-columns-repeated="3"/>
          <table:table-cell table:style-name="ce69" table:number-columns-repeated="4"/>
          <table:table-cell table:style-name="ce83" table:number-columns-repeated="11"/>
          <table:table-cell table:style-name="ce1" table:number-columns-repeated="43"/>
          <table:table-cell table:number-columns-repeated="932"/>
        </table:table-row>
        <table:table-row table:style-name="ro1">
          <table:table-cell table:style-name="ce3" table:number-columns-repeated="3"/>
          <table:table-cell table:style-name="ce25" table:number-columns-repeated="4"/>
          <table:table-cell table:style-name="ce41" table:number-columns-repeated="3"/>
          <table:table-cell table:style-name="ce62" table:number-columns-repeated="5"/>
          <table:table-cell table:style-name="ce1" table:number-columns-repeated="16"/>
          <table:table-cell table:style-name="Default" table:number-columns-repeated="3"/>
          <table:table-cell table:style-name="ce1" table:number-columns-repeated="2"/>
          <table:table-cell table:style-name="ce81" table:number-columns-repeated="13"/>
          <table:table-cell table:style-name="ce1" table:number-columns-repeated="43"/>
          <table:table-cell table:number-columns-repeated="932"/>
        </table:table-row>
        <table:table-row table:style-name="ro3">
          <table:table-cell table:style-name="ce4" office:value-type="string" table:number-columns-spanned="2" table:number-rows-spanned="1">
            <text:p>Project Charter Url</text:p>
          </table:table-cell>
          <table:covered-table-cell table:style-name="ce13"/>
          <table:table-cell table:style-name="ce13"/>
          <table:table-cell table:style-name="ce26" office:value-type="string" table:number-columns-spanned="4" table:number-rows-spanned="1">
            <text:p><text:a xlink:href="https://adligo.github.io/pmo.adligo.org/templates/CHARTER_TEMPLATE">Example Charter</text:a></text:p>
          </table:table-cell>
          <table:covered-table-cell table:number-columns-repeated="3" table:style-name="ce13"/>
          <table:table-cell table:style-name="ce13" table:number-columns-repeated="8"/>
          <table:table-cell table:style-name="ce67" office:value-type="string" table:number-columns-spanned="17" table:number-rows-spanned="1">
            <text:p>Adligo.org</text:p>
          </table:table-cell>
          <table:covered-table-cell table:number-columns-repeated="15" table:style-name="ce13"/>
          <table:covered-table-cell table:style-name="Default"/>
          <table:table-cell table:style-name="Default" table:number-columns-repeated="2"/>
          <table:table-cell table:style-name="ce13"/>
          <table:table-cell table:style-name="ce77"/>
          <table:table-cell table:style-name="ce81" table:number-columns-repeated="13"/>
          <table:table-cell table:style-name="ce1" table:number-columns-repeated="43"/>
          <table:table-cell table:number-columns-repeated="932"/>
        </table:table-row>
        <table:table-row table:style-name="ro1">
          <table:table-cell table:style-name="ce4" office:value-type="string" table:number-columns-spanned="2" table:number-rows-spanned="1">
            <text:p>Project Owner</text:p>
          </table:table-cell>
          <table:covered-table-cell table:style-name="ce13"/>
          <table:table-cell table:style-name="ce13"/>
          <table:table-cell table:style-name="ce27" office:value-type="string" table:number-columns-spanned="4" table:number-rows-spanned="1">
            <text:p>Scott Morgan</text:p>
          </table:table-cell>
          <table:covered-table-cell table:number-columns-repeated="3" table:style-name="ce13"/>
          <table:table-cell table:style-name="ce13" table:number-columns-repeated="8"/>
          <table:table-cell table:style-name="ce68" office:value-type="string" table:number-columns-spanned="16" table:number-rows-spanned="1">
            <text:p>01/01/2018 – 03/01/2018</text:p>
          </table:table-cell>
          <table:covered-table-cell table:number-columns-repeated="15" table:style-name="ce13"/>
          <table:table-cell table:style-name="Default" table:number-columns-repeated="3"/>
          <table:table-cell table:style-name="ce75"/>
          <table:table-cell table:style-name="ce77"/>
          <table:table-cell table:style-name="ce1" table:number-columns-repeated="12"/>
          <table:table-cell table:style-name="ce85"/>
          <table:table-cell table:style-name="ce1" table:number-columns-repeated="43"/>
          <table:table-cell table:number-columns-repeated="932"/>
        </table:table-row>
        <table:table-row table:style-name="ro1">
          <table:table-cell table:style-name="ce5" office:value-type="string">
            <text:p>Task Details +- ↑</text:p>
          </table:table-cell>
          <table:table-cell table:style-name="ce14" table:number-columns-repeated="10"/>
          <table:table-cell table:style-name="ce10" table:number-columns-repeated="81"/>
          <table:table-cell table:number-columns-repeated="932"/>
        </table:table-row>
        <table:table-row table:style-name="ro1">
          <table:table-cell table:style-name="ce5" office:value-type="string">
            <text:p>Phase One-Four +- ↑</text:p>
          </table:table-cell>
          <table:table-cell table:style-name="Default"/>
          <table:table-cell table:style-name="ce14" table:number-columns-repeated="9"/>
          <table:table-cell table:style-name="ce10" table:number-columns-repeated="81"/>
          <table:table-cell table:number-columns-repeated="932"/>
        </table:table-row>
        <table:table-row table:style-name="ro4">
          <table:table-cell table:style-name="ce6" office:value-type="string" table:number-columns-spanned="1" table:number-rows-spanned="3">
            <text:p>Task</text:p>
          </table:table-cell>
          <table:table-cell table:style-name="ce6" office:value-type="string" table:number-columns-spanned="1" table:number-rows-spanned="3">
            <text:p>Id</text:p>
          </table:table-cell>
          <table:table-cell table:style-name="ce6" office:value-type="string" table:number-columns-spanned="1" table:number-rows-spanned="3">
            <text:p>Owner</text:p>
          </table:table-cell>
          <table:table-cell table:style-name="ce6" office:value-type="string" table:number-columns-spanned="1" table:number-rows-spanned="3">
            <text:p>Start</text:p>
          </table:table-cell>
          <table:table-cell table:style-name="ce6" office:value-type="string" table:number-columns-spanned="1" table:number-rows-spanned="3">
            <text:p>Due</text:p>
          </table:table-cell>
          <table:table-cell table:style-name="ce6" office:value-type="string" table:number-columns-spanned="1" table:number-rows-spanned="3">
            <text:p>Duration (Days)</text:p>
          </table:table-cell>
          <table:table-cell table:style-name="ce6" office:value-type="string" table:number-columns-spanned="1" table:number-rows-spanned="3">
            <text:p>Pct Complete</text:p>
          </table:table-cell>
          <table:table-cell table:style-name="ce42" office:value-type="string" table:number-columns-spanned="21" table:number-rows-spanned="1">
            <text:p>PHASE ONE</text:p>
          </table:table-cell>
          <table:covered-table-cell table:number-columns-repeated="20" table:style-name="ce7"/>
          <table:table-cell table:style-name="ce71" office:value-type="string" table:number-columns-spanned="21" table:number-rows-spanned="1">
            <text:p>PHASE TWO</text:p>
          </table:table-cell>
          <table:covered-table-cell table:number-columns-repeated="20" table:style-name="ce7"/>
          <table:table-cell table:style-name="ce86" office:value-type="string" table:number-columns-spanned="21" table:number-rows-spanned="1">
            <text:p>PHASE THREE</text:p>
          </table:table-cell>
          <table:covered-table-cell table:number-columns-repeated="20" table:style-name="ce7"/>
          <table:table-cell table:style-name="ce92" office:value-type="string" table:number-columns-spanned="21" table:number-rows-spanned="1">
            <text:p>PHASE FOUR</text:p>
          </table:table-cell>
          <table:covered-table-cell table:number-columns-repeated="19" table:style-name="ce7"/>
          <table:covered-table-cell table:style-name="ce100"/>
          <table:table-cell table:style-name="ce10"/>
          <table:table-cell table:number-columns-repeated="932"/>
        </table:table-row>
        <table:table-row table:style-name="ro4">
          <table:covered-table-cell table:number-columns-repeated="7" table:style-name="ce7"/>
          <table:table-cell table:style-name="ce43" office:value-type="string" table:number-columns-spanned="7" table:number-rows-spanned="1">
            <text:p>WEEK 1</text:p>
          </table:table-cell>
          <table:covered-table-cell table:number-columns-repeated="3" table:style-name="ce51"/>
          <table:covered-table-cell table:number-columns-repeated="3" table:style-name="ce63"/>
          <table:table-cell table:style-name="ce43" office:value-type="string" table:number-columns-spanned="7" table:number-rows-spanned="1">
            <text:p>WEEK 2</text:p>
          </table:table-cell>
          <table:covered-table-cell table:number-columns-repeated="3" table:style-name="ce51"/>
          <table:covered-table-cell table:number-columns-repeated="3" table:style-name="ce63"/>
          <table:table-cell table:style-name="ce43" office:value-type="string" table:number-columns-spanned="7" table:number-rows-spanned="1">
            <text:p>WEEK 3</text:p>
          </table:table-cell>
          <table:covered-table-cell table:number-columns-repeated="5" table:style-name="ce51"/>
          <table:covered-table-cell table:style-name="ce63"/>
          <table:table-cell table:style-name="ce72" office:value-type="string" table:number-columns-spanned="7" table:number-rows-spanned="1">
            <text:p>WEEK 4</text:p>
          </table:table-cell>
          <table:covered-table-cell table:number-columns-repeated="5" table:style-name="ce51"/>
          <table:covered-table-cell table:style-name="ce63"/>
          <table:table-cell table:style-name="ce72" office:value-type="string" table:number-columns-spanned="7" table:number-rows-spanned="1">
            <text:p>WEEK 5</text:p>
          </table:table-cell>
          <table:covered-table-cell table:number-columns-repeated="5" table:style-name="ce51"/>
          <table:covered-table-cell table:style-name="ce63"/>
          <table:table-cell table:style-name="ce72" office:value-type="string" table:number-columns-spanned="7" table:number-rows-spanned="1">
            <text:p>WEEK 6</text:p>
          </table:table-cell>
          <table:covered-table-cell table:number-columns-repeated="5" table:style-name="ce51"/>
          <table:covered-table-cell table:style-name="ce63"/>
          <table:table-cell table:style-name="ce87" office:value-type="string" table:number-columns-spanned="7" table:number-rows-spanned="1">
            <text:p>WEEK 7</text:p>
          </table:table-cell>
          <table:covered-table-cell table:number-columns-repeated="5" table:style-name="ce51"/>
          <table:covered-table-cell table:style-name="ce63"/>
          <table:table-cell table:style-name="ce87" office:value-type="string" table:number-columns-spanned="7" table:number-rows-spanned="1">
            <text:p>WEEK 8</text:p>
          </table:table-cell>
          <table:covered-table-cell table:number-columns-repeated="5" table:style-name="ce51"/>
          <table:covered-table-cell table:style-name="ce63"/>
          <table:table-cell table:style-name="ce87" office:value-type="string" table:number-columns-spanned="7" table:number-rows-spanned="1">
            <text:p>WEEK 9</text:p>
          </table:table-cell>
          <table:covered-table-cell table:number-columns-repeated="5" table:style-name="ce51"/>
          <table:covered-table-cell table:style-name="ce63"/>
          <table:table-cell table:style-name="ce93" office:value-type="string" table:number-columns-spanned="7" table:number-rows-spanned="1">
            <text:p>WEEK 10</text:p>
          </table:table-cell>
          <table:covered-table-cell table:number-columns-repeated="5" table:style-name="ce51"/>
          <table:covered-table-cell table:style-name="ce63"/>
          <table:table-cell table:style-name="ce93" office:value-type="string" table:number-columns-spanned="7" table:number-rows-spanned="1">
            <text:p>WEEK 11</text:p>
          </table:table-cell>
          <table:covered-table-cell table:number-columns-repeated="5" table:style-name="ce51"/>
          <table:covered-table-cell table:style-name="ce63"/>
          <table:table-cell table:style-name="ce93" office:value-type="string" table:number-columns-spanned="7" table:number-rows-spanned="1">
            <text:p>WEEK 12</text:p>
          </table:table-cell>
          <table:covered-table-cell table:number-columns-repeated="5" table:style-name="ce51"/>
          <table:covered-table-cell table:style-name="ce63"/>
          <table:table-cell table:style-name="ce104"/>
          <table:table-cell table:number-columns-repeated="932"/>
        </table:table-row>
        <table:table-row table:style-name="ro4">
          <table:covered-table-cell table:number-columns-repeated="7" table:style-name="ce7"/>
          <table:table-cell table:style-name="ce44" office:value-type="string">
            <text:p>M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F</text:p>
          </table:table-cell>
          <table:table-cell table:number-columns-repeated="2" table:style-name="ce44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F</text:p>
          </table:table-cell>
          <table:table-cell table:number-columns-repeated="2" table:style-name="ce44" office:value-type="string">
            <text:p>S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F</text:p>
          </table:table-cell>
          <table:table-cell table:number-columns-repeated="2" table:style-name="ce44" office:value-type="string">
            <text:p>S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R</text:p>
          </table:table-cell>
          <table:table-cell table:style-name="ce73" office:value-type="string">
            <text:p>F</text:p>
          </table:table-cell>
          <table:table-cell table:number-columns-repeated="2" table:style-name="ce73" office:value-type="string">
            <text:p>S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R</text:p>
          </table:table-cell>
          <table:table-cell table:style-name="ce73" office:value-type="string">
            <text:p>F</text:p>
          </table:table-cell>
          <table:table-cell table:number-columns-repeated="2" table:style-name="ce73" office:value-type="string">
            <text:p>S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R</text:p>
          </table:table-cell>
          <table:table-cell table:style-name="ce73" office:value-type="string">
            <text:p>F</text:p>
          </table:table-cell>
          <table:table-cell table:number-columns-repeated="2" table:style-name="ce73" office:value-type="string">
            <text:p>S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T</text:p>
          </table:table-cell>
          <table:table-cell table:style-name="ce88" office:value-type="string">
            <text:p>W</text:p>
          </table:table-cell>
          <table:table-cell table:style-name="ce88" office:value-type="string">
            <text:p>R</text:p>
          </table:table-cell>
          <table:table-cell table:style-name="ce88" office:value-type="string">
            <text:p>F</text:p>
          </table:table-cell>
          <table:table-cell table:number-columns-repeated="2" table:style-name="ce88" office:value-type="string">
            <text:p>S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T</text:p>
          </table:table-cell>
          <table:table-cell table:style-name="ce88" office:value-type="string">
            <text:p>W</text:p>
          </table:table-cell>
          <table:table-cell table:style-name="ce88" office:value-type="string">
            <text:p>R</text:p>
          </table:table-cell>
          <table:table-cell table:style-name="ce88" office:value-type="string">
            <text:p>F</text:p>
          </table:table-cell>
          <table:table-cell table:number-columns-repeated="2" table:style-name="ce88" office:value-type="string">
            <text:p>S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T</text:p>
          </table:table-cell>
          <table:table-cell table:style-name="ce88" office:value-type="string">
            <text:p>W</text:p>
          </table:table-cell>
          <table:table-cell table:style-name="ce88" office:value-type="string">
            <text:p>R</text:p>
          </table:table-cell>
          <table:table-cell table:style-name="ce88" office:value-type="string">
            <text:p>F</text:p>
          </table:table-cell>
          <table:table-cell table:number-columns-repeated="2" table:style-name="ce88" office:value-type="string">
            <text:p>S</text:p>
          </table:table-cell>
          <table:table-cell table:style-name="ce94" office:value-type="string">
            <text:p>M</text:p>
          </table:table-cell>
          <table:table-cell table:style-name="ce94" office:value-type="string">
            <text:p>T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R</text:p>
          </table:table-cell>
          <table:table-cell table:style-name="ce94" office:value-type="string">
            <text:p>F</text:p>
          </table:table-cell>
          <table:table-cell table:number-columns-repeated="2" table:style-name="ce94" office:value-type="string">
            <text:p>S</text:p>
          </table:table-cell>
          <table:table-cell table:style-name="ce94" office:value-type="string">
            <text:p>M</text:p>
          </table:table-cell>
          <table:table-cell table:style-name="ce94" office:value-type="string">
            <text:p>T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R</text:p>
          </table:table-cell>
          <table:table-cell table:style-name="ce94" office:value-type="string">
            <text:p>F</text:p>
          </table:table-cell>
          <table:table-cell table:number-columns-repeated="2" table:style-name="ce94" office:value-type="string">
            <text:p>S</text:p>
          </table:table-cell>
          <table:table-cell table:style-name="ce94" office:value-type="string">
            <text:p>M</text:p>
          </table:table-cell>
          <table:table-cell table:style-name="ce94" office:value-type="string">
            <text:p>T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R</text:p>
          </table:table-cell>
          <table:table-cell table:style-name="ce94" office:value-type="string">
            <text:p>F</text:p>
          </table:table-cell>
          <table:table-cell table:number-columns-repeated="2" table:style-name="ce94" office:value-type="string">
            <text:p>S</text:p>
          </table:table-cell>
          <table:table-cell table:style-name="ce105"/>
          <table:table-cell table:number-columns-repeated="932"/>
        </table:table-row>
        <table:table-row table:style-name="ro1">
          <table:table-cell table:style-name="ce8" office:value-type="string">
            <text:p>Project Initiation</text:p>
          </table:table-cell>
          <table:table-cell table:style-name="ce15" office:value-type="float" office:value="1">
            <text:p>1</text:p>
          </table:table-cell>
          <table:table-cell table:style-name="ce21" table:number-columns-repeated="5"/>
          <table:table-cell table:style-name="ce45"/>
          <table:table-cell table:style-name="ce52"/>
          <table:table-cell table:style-name="ce57" table:number-columns-repeated="2"/>
          <table:table-cell table:style-name="ce45" table:number-columns-repeated="80"/>
          <table:table-cell table:style-name="ce10"/>
          <table:table-cell table:number-columns-repeated="932"/>
        </table:table-row>
        <table:table-row-group>
          <table:table-row table:style-name="ro5">
            <table:table-cell table:style-name="ce9" office:value-type="string">
              <text:p>Do something cool</text:p>
            </table:table-cell>
            <table:table-cell table:style-name="ce16" office:value-type="float" office:value="1.1">
              <text:p>1.1</text:p>
            </table:table-cell>
            <table:table-cell table:style-name="ce9" office:value-type="string">
              <text:p>Scott</text:p>
            </table:table-cell>
            <table:table-cell table:style-name="ce28" office:value-type="date" office:date-value="2018-01-08">
              <text:p>1/8/18</text:p>
            </table:table-cell>
            <table:table-cell table:style-name="ce28" office:value-type="date" office:date-value="2018-01-15">
              <text:p>1/15/18</text:p>
            </table:table-cell>
            <table:table-cell table:style-name="ce32" table:formula="of:=DAYS360([.D12];[.E12])" office:value-type="float" office:value="7">
              <text:p>7</text:p>
            </table:table-cell>
            <table:table-cell table:style-name="ce37" office:value-type="percentage" office:value="1">
              <text:p>100%</text:p>
            </table:table-cell>
            <table:table-cell table:style-name="ce46"/>
            <table:table-cell table:style-name="ce53"/>
            <table:table-cell table:style-name="ce58" table:number-columns-repeated="9"/>
            <table:table-cell table:style-name="ce65" table:number-columns-repeated="3"/>
            <table:table-cell table:style-name="ce60" table:number-columns-repeated="14"/>
            <table:table-cell table:style-name="ce78" table:number-columns-repeated="7"/>
            <table:table-cell table:style-name="ce60" table:number-columns-repeated="14"/>
            <table:table-cell table:style-name="ce89" table:number-columns-repeated="7"/>
            <table:table-cell table:style-name="ce60" table:number-columns-repeated="14"/>
            <table:table-cell table:style-name="ce96" table:number-columns-repeated="7"/>
            <table:table-cell table:style-name="ce60" table:number-columns-repeated="6"/>
            <table:table-cell table:style-name="ce101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Do something else cool</text:p>
            </table:table-cell>
            <table:table-cell table:style-name="ce16" office:value-type="string">
              <text:p>1.1.1</text:p>
            </table:table-cell>
            <table:table-cell table:style-name="ce9" office:value-type="string">
              <text:p>Scott</text:p>
            </table:table-cell>
            <table:table-cell table:number-columns-repeated="2" table:style-name="ce28" office:value-type="date" office:date-value="2018-01-15">
              <text:p>1/15/18</text:p>
            </table:table-cell>
            <table:table-cell table:style-name="ce32" table:formula="of:=DAYS360([.D13];[.E13])" office:value-type="float" office:value="0">
              <text:p>0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/>
            <table:table-cell table:style-name="ce58"/>
            <table:table-cell table:style-name="ce65" table:number-columns-repeated="5"/>
            <table:table-cell table:style-name="ce59" table:number-columns-repeated="14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1.2">
              <text:p>1.2</text:p>
            </table:table-cell>
            <table:table-cell table:style-name="ce9"/>
            <table:table-cell table:style-name="ce28" office:value-type="date" office:date-value="2018-01-15">
              <text:p>1/15/18</text:p>
            </table:table-cell>
            <table:table-cell table:style-name="ce28" office:value-type="date" office:date-value="2018-01-17">
              <text:p>1/17/18</text:p>
            </table:table-cell>
            <table:table-cell table:style-name="ce32" table:formula="of:=DAYS360([.D14];[.E14])" office:value-type="float" office:value="2">
              <text:p>2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/>
            <table:table-cell table:style-name="ce58" table:number-columns-repeated="3"/>
            <table:table-cell table:style-name="ce65" table:number-columns-repeated="3"/>
            <table:table-cell table:style-name="ce59" table:number-columns-repeated="14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1.3">
              <text:p>1.3</text:p>
            </table:table-cell>
            <table:table-cell table:style-name="ce9"/>
            <table:table-cell table:style-name="ce28" office:value-type="date" office:date-value="2018-01-17">
              <text:p>1/17/18</text:p>
            </table:table-cell>
            <table:table-cell table:style-name="ce28" office:value-type="date" office:date-value="2018-01-18">
              <text:p>1/18/18</text:p>
            </table:table-cell>
            <table:table-cell table:style-name="ce32" table:formula="of:=DAYS360([.D15];[.E15])" office:value-type="float" office:value="1">
              <text:p>1</text:p>
            </table:table-cell>
            <table:table-cell table:style-name="ce38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2"/>
            <table:table-cell table:style-name="ce65"/>
            <table:table-cell table:style-name="ce58" table:number-columns-repeated="4"/>
            <table:table-cell table:style-name="ce59" table:number-columns-repeated="14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1.4">
              <text:p>1.4</text:p>
            </table:table-cell>
            <table:table-cell table:style-name="ce9"/>
            <table:table-cell table:style-name="ce28" office:value-type="date" office:date-value="2018-01-18">
              <text:p>1/18/18</text:p>
            </table:table-cell>
            <table:table-cell table:style-name="ce28" office:value-type="date" office:date-value="2018-01-19">
              <text:p>1/19/18</text:p>
            </table:table-cell>
            <table:table-cell table:style-name="ce32" table:formula="of:=DAYS360([.D16];[.E16])" office:value-type="float" office:value="1">
              <text:p>1</text:p>
            </table:table-cell>
            <table:table-cell table:style-name="ce38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2"/>
            <table:table-cell table:style-name="ce65" table:number-columns-repeated="5"/>
            <table:table-cell table:style-name="ce58"/>
            <table:table-cell table:style-name="ce59" table:number-columns-repeated="13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1.4">
              <text:p>1.4</text:p>
            </table:table-cell>
            <table:table-cell table:style-name="ce9"/>
            <table:table-cell table:style-name="ce28" office:value-type="date" office:date-value="2018-01-22">
              <text:p>1/22/18</text:p>
            </table:table-cell>
            <table:table-cell table:style-name="ce28" office:value-type="date" office:date-value="2018-01-26">
              <text:p>1/26/18</text:p>
            </table:table-cell>
            <table:table-cell table:style-name="ce32" table:formula="of:=DAYS360([.D17];[.E17])" office:value-type="float" office:value="4">
              <text:p>4</text:p>
            </table:table-cell>
            <table:table-cell table:style-name="ce38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2"/>
            <table:table-cell table:style-name="ce65" table:number-columns-repeated="5"/>
            <table:table-cell table:style-name="ce59"/>
            <table:table-cell table:style-name="ce58" table:number-columns-repeated="6"/>
            <table:table-cell table:style-name="ce59" table:number-columns-repeated="7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1.5">
              <text:p>1.5</text:p>
            </table:table-cell>
            <table:table-cell table:style-name="ce9"/>
            <table:table-cell table:number-columns-repeated="2" table:style-name="ce28" office:value-type="date" office:date-value="2018-01-29">
              <text:p>1/29/18</text:p>
            </table:table-cell>
            <table:table-cell table:style-name="ce32" table:formula="of:=DAYS360([.D18];[.E18])" office:value-type="float" office:value="0">
              <text:p>0</text:p>
            </table:table-cell>
            <table:table-cell table:style-name="ce38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2"/>
            <table:table-cell table:style-name="ce65" table:number-columns-repeated="5"/>
            <table:table-cell table:style-name="ce59" table:number-columns-repeated="6"/>
            <table:table-cell table:style-name="ce58"/>
            <table:table-cell table:style-name="ce59" table:number-columns-repeated="7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</table:table-row-group>
        <table:table-row table:style-name="ro1">
          <table:table-cell table:style-name="ce8" office:value-type="string">
            <text:p>Sourcing</text:p>
          </table:table-cell>
          <table:table-cell table:style-name="ce15" office:value-type="float" office:value="2">
            <text:p>2</text:p>
          </table:table-cell>
          <table:table-cell table:style-name="ce21" table:number-columns-repeated="5"/>
          <table:table-cell table:style-name="ce45"/>
          <table:table-cell table:style-name="ce52"/>
          <table:table-cell table:style-name="ce57" table:number-columns-repeated="2"/>
          <table:table-cell table:style-name="ce45" table:number-columns-repeated="80"/>
          <table:table-cell table:style-name="ce10"/>
          <table:table-cell table:number-columns-repeated="932"/>
        </table:table-row>
        <table:table-row-group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2.1">
              <text:p>2.1</text:p>
            </table:table-cell>
            <table:table-cell table:style-name="ce9"/>
            <table:table-cell table:number-columns-repeated="2" table:style-name="ce28" office:value-type="date" office:date-value="2018-02-02">
              <text:p>2/2/18</text:p>
            </table:table-cell>
            <table:table-cell table:style-name="ce32" office:value-type="float" office:value="4">
              <text:p>4</text:p>
            </table:table-cell>
            <table:table-cell table:style-name="ce37" office:value-type="percentage" office:value="1">
              <text:p>100%</text:p>
            </table:table-cell>
            <table:table-cell table:style-name="ce46"/>
            <table:table-cell table:style-name="ce53"/>
            <table:table-cell table:style-name="ce60" table:number-columns-repeated="5"/>
            <table:table-cell table:style-name="ce65" table:number-columns-repeated="7"/>
            <table:table-cell table:style-name="ce60" table:number-columns-repeated="7"/>
            <table:table-cell table:style-name="ce59" table:number-columns-repeated="2"/>
            <table:table-cell table:style-name="ce74" table:number-columns-repeated="6"/>
            <table:table-cell table:style-name="ce78" table:number-columns-repeated="6"/>
            <table:table-cell table:style-name="ce60" table:number-columns-repeated="14"/>
            <table:table-cell table:style-name="ce89" table:number-columns-repeated="7"/>
            <table:table-cell table:style-name="ce60" table:number-columns-repeated="14"/>
            <table:table-cell table:style-name="ce96" table:number-columns-repeated="7"/>
            <table:table-cell table:style-name="ce60" table:number-columns-repeated="6"/>
            <table:table-cell table:style-name="ce101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2.2">
              <text:p>2.2</text:p>
            </table:table-cell>
            <table:table-cell table:style-name="ce9"/>
            <table:table-cell table:number-columns-repeated="2" table:style-name="ce28" office:value-type="date" office:date-value="2018-02-05">
              <text:p>2/5/18</text:p>
            </table:table-cell>
            <table:table-cell table:style-name="ce32" office:value-type="float" office:value="3">
              <text:p>3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7"/>
            <table:table-cell table:style-name="ce59" table:number-columns-repeated="13"/>
            <table:table-cell table:style-name="ce74" table:number-columns-repeated="3"/>
            <table:table-cell table:style-name="ce78" table:number-columns-repeated="5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2.3">
              <text:p>2.3</text:p>
            </table:table-cell>
            <table:table-cell table:style-name="ce9"/>
            <table:table-cell table:style-name="ce28" office:value-type="date" office:date-value="2018-02-05">
              <text:p>2/5/18</text:p>
            </table:table-cell>
            <table:table-cell table:style-name="ce28" office:value-type="date" office:date-value="2018-02-09">
              <text:p>2/9/18</text:p>
            </table:table-cell>
            <table:table-cell table:style-name="ce32" office:value-type="float" office:value="4">
              <text:p>4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7"/>
            <table:table-cell table:style-name="ce59" table:number-columns-repeated="13"/>
            <table:table-cell table:style-name="ce74" table:number-columns-repeated="4"/>
            <table:table-cell table:style-name="ce79" table:number-columns-repeated="4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7" office:value-type="float" office:value="2.4">
              <text:p>2.4</text:p>
            </table:table-cell>
            <table:table-cell table:style-name="ce22"/>
            <table:table-cell table:style-name="ce29" office:value-type="date" office:date-value="2018-02-05">
              <text:p>2/5/18</text:p>
            </table:table-cell>
            <table:table-cell table:style-name="ce29" office:value-type="date" office:date-value="2018-02-09">
              <text:p>2/9/18</text:p>
            </table:table-cell>
            <table:table-cell table:style-name="ce33" office:value-type="float" office:value="4">
              <text:p>4</text:p>
            </table:table-cell>
            <table:table-cell table:style-name="ce39" office:value-type="percentage" office:value="1">
              <text:p>100%</text:p>
            </table:table-cell>
            <table:table-cell table:style-name="ce48"/>
            <table:table-cell table:style-name="ce55" table:number-columns-repeated="6"/>
            <table:table-cell table:style-name="ce66" table:number-columns-repeated="7"/>
            <table:table-cell table:style-name="ce70" table:number-columns-repeated="13"/>
            <table:table-cell table:style-name="ce76"/>
            <table:table-cell table:style-name="ce80"/>
            <table:table-cell table:style-name="ce82" table:number-columns-repeated="6"/>
            <table:table-cell table:style-name="ce70" table:number-columns-repeated="14"/>
            <table:table-cell table:style-name="ce91" table:number-columns-repeated="7"/>
            <table:table-cell table:style-name="ce70" table:number-columns-repeated="14"/>
            <table:table-cell table:style-name="ce98" table:number-columns-repeated="7"/>
            <table:table-cell table:style-name="ce70" table:number-columns-repeated="6"/>
            <table:table-cell table:style-name="ce103"/>
            <table:table-cell table:style-name="ce107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2.5">
              <text:p>2.5</text:p>
            </table:table-cell>
            <table:table-cell table:style-name="ce23"/>
            <table:table-cell table:style-name="ce30" office:value-type="date" office:date-value="2018-02-06">
              <text:p>2/6/18</text:p>
            </table:table-cell>
            <table:table-cell table:style-name="ce30" office:value-type="date" office:date-value="2018-02-10">
              <text:p>2/10/18</text:p>
            </table:table-cell>
            <table:table-cell table:style-name="ce34" office:value-type="float" office:value="4">
              <text:p>4</text:p>
            </table:table-cell>
            <table:table-cell table:style-name="ce37" office:value-type="percentage" office:value="1">
              <text:p>100%</text:p>
            </table:table-cell>
            <table:table-cell table:style-name="ce46" table:number-columns-repeated="7"/>
            <table:table-cell table:style-name="ce65" table:number-columns-repeated="7"/>
            <table:table-cell table:style-name="ce60" table:number-columns-repeated="14"/>
            <table:table-cell table:style-name="ce78"/>
            <table:table-cell table:style-name="ce74" table:number-columns-repeated="6"/>
            <table:table-cell table:style-name="ce60" table:number-columns-repeated="14"/>
            <table:table-cell table:style-name="ce89" table:number-columns-repeated="7"/>
            <table:table-cell table:style-name="ce60" table:number-columns-repeated="14"/>
            <table:table-cell table:style-name="ce96" table:number-columns-repeated="7"/>
            <table:table-cell table:style-name="ce60" table:number-columns-repeated="7"/>
            <table:table-cell table:style-name="ce106"/>
            <table:table-cell table:number-columns-repeated="932"/>
          </table:table-row>
        </table:table-row-group>
        <table:table-row table:style-name="ro1">
          <table:table-cell table:style-name="ce8" office:value-type="string">
            <text:p>Planning</text:p>
          </table:table-cell>
          <table:table-cell table:style-name="ce15" office:value-type="float" office:value="3">
            <text:p>3</text:p>
          </table:table-cell>
          <table:table-cell table:style-name="ce21" table:number-columns-repeated="5"/>
          <table:table-cell table:style-name="ce45"/>
          <table:table-cell table:style-name="ce52"/>
          <table:table-cell table:style-name="ce57" table:number-columns-repeated="2"/>
          <table:table-cell table:style-name="ce45" table:number-columns-repeated="80"/>
          <table:table-cell table:style-name="ce10"/>
          <table:table-cell table:number-columns-repeated="932"/>
        </table:table-row>
        <table:table-row-group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3.1">
              <text:p>3.1</text:p>
            </table:table-cell>
            <table:table-cell table:style-name="ce9"/>
            <table:table-cell table:style-name="ce28" office:value-type="date" office:date-value="2018-02-12">
              <text:p>2/12/18</text:p>
            </table:table-cell>
            <table:table-cell table:style-name="ce28" office:value-type="date" office:date-value="2018-02-15">
              <text:p>2/15/18</text:p>
            </table:table-cell>
            <table:table-cell table:style-name="ce32" office:value-type="float" office:value="3">
              <text:p>3</text:p>
            </table:table-cell>
            <table:table-cell table:style-name="ce37" office:value-type="percentage" office:value="1">
              <text:p>100%</text:p>
            </table:table-cell>
            <table:table-cell table:style-name="ce46"/>
            <table:table-cell table:style-name="ce53"/>
            <table:table-cell table:style-name="ce60" table:number-columns-repeated="5"/>
            <table:table-cell table:style-name="ce64" table:number-columns-repeated="7"/>
            <table:table-cell table:style-name="ce60" table:number-columns-repeated="14"/>
            <table:table-cell table:style-name="ce78" table:number-columns-repeated="7"/>
            <table:table-cell table:style-name="ce60" table:number-columns-repeated="2"/>
            <table:table-cell table:style-name="ce84" table:number-columns-repeated="5"/>
            <table:table-cell table:style-name="ce60" table:number-columns-repeated="7"/>
            <table:table-cell table:style-name="ce89" table:number-columns-repeated="7"/>
            <table:table-cell table:style-name="ce60" table:number-columns-repeated="14"/>
            <table:table-cell table:style-name="ce96" table:number-columns-repeated="7"/>
            <table:table-cell table:style-name="ce60" table:number-columns-repeated="6"/>
            <table:table-cell table:style-name="ce101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string">
              <text:p>3.2.1</text:p>
            </table:table-cell>
            <table:table-cell table:style-name="ce9"/>
            <table:table-cell table:number-columns-repeated="2" table:style-name="ce28" office:value-type="date" office:date-value="2018-02-13">
              <text:p>2/13/18</text:p>
            </table:table-cell>
            <table:table-cell table:style-name="ce32" office:value-type="float" office:value="0">
              <text:p>0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7"/>
            <table:table-cell table:style-name="ce60" table:number-columns-repeated="6"/>
            <table:table-cell table:style-name="ce59" table:number-columns-repeated="8"/>
            <table:table-cell table:style-name="ce79" table:number-columns-repeated="7"/>
            <table:table-cell table:style-name="ce59" table:number-columns-repeated="8"/>
            <table:table-cell table:style-name="ce84"/>
            <table:table-cell table:style-name="ce59" table:number-columns-repeated="5"/>
            <table:table-cell table:style-name="ce90" table:number-columns-repeated="7"/>
            <table:table-cell table:style-name="ce59" table:number-columns-repeated="14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3.3">
              <text:p>3.3</text:p>
            </table:table-cell>
            <table:table-cell table:style-name="ce9"/>
            <table:table-cell table:style-name="ce28" office:value-type="date" office:date-value="2018-02-15">
              <text:p>2/15/18</text:p>
            </table:table-cell>
            <table:table-cell table:style-name="ce28" office:value-type="date" office:date-value="2018-02-28">
              <text:p>2/28/18</text:p>
            </table:table-cell>
            <table:table-cell table:style-name="ce32" office:value-type="float" office:value="13">
              <text:p>13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4" table:number-columns-repeated="7"/>
            <table:table-cell table:style-name="ce60" table:number-columns-repeated="6"/>
            <table:table-cell table:style-name="ce59" table:number-columns-repeated="8"/>
            <table:table-cell table:style-name="ce79" table:number-columns-repeated="7"/>
            <table:table-cell table:style-name="ce59" table:number-columns-repeated="7"/>
            <table:table-cell table:style-name="ce84" table:number-columns-repeated="21"/>
            <table:table-cell table:style-name="ce59" table:number-columns-repeated="7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8" office:value-type="float" office:value="3.4">
              <text:p>3.4</text:p>
            </table:table-cell>
            <table:table-cell table:style-name="ce24"/>
            <table:table-cell table:style-name="ce28" office:value-type="date" office:date-value="2018-02-15">
              <text:p>2/15/18</text:p>
            </table:table-cell>
            <table:table-cell table:style-name="ce31" office:value-type="date" office:date-value="2018-02-25">
              <text:p>2/25/18</text:p>
            </table:table-cell>
            <table:table-cell table:style-name="ce35" office:value-type="float" office:value="10">
              <text:p>10</text:p>
            </table:table-cell>
            <table:table-cell table:style-name="ce37" office:value-type="percentage" office:value="1">
              <text:p>100%</text:p>
            </table:table-cell>
            <table:table-cell table:style-name="ce49"/>
            <table:table-cell table:style-name="ce54"/>
            <table:table-cell table:style-name="ce59" table:number-columns-repeated="5"/>
            <table:table-cell table:style-name="ce64" table:number-columns-repeated="7"/>
            <table:table-cell table:style-name="ce60" table:number-columns-repeated="6"/>
            <table:table-cell table:style-name="ce59" table:number-columns-repeated="8"/>
            <table:table-cell table:style-name="ce79" table:number-columns-repeated="7"/>
            <table:table-cell table:style-name="ce59" table:number-columns-repeated="10"/>
            <table:table-cell table:style-name="ce84" table:number-columns-repeated="14"/>
            <table:table-cell table:style-name="ce60" table:number-columns-repeated="4"/>
            <table:table-cell table:style-name="ce59" table:number-columns-repeated="7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9" office:value-type="float" office:value="3.5">
              <text:p>3.5</text:p>
            </table:table-cell>
            <table:table-cell table:style-name="ce23"/>
            <table:table-cell table:style-name="ce28" office:value-type="date" office:date-value="2018-02-18">
              <text:p>2/18/18</text:p>
            </table:table-cell>
            <table:table-cell table:style-name="ce30" office:value-type="date" office:date-value="2018-02-25">
              <text:p>2/25/18</text:p>
            </table:table-cell>
            <table:table-cell table:style-name="ce34" office:value-type="float" office:value="7">
              <text:p>7</text:p>
            </table:table-cell>
            <table:table-cell table:style-name="ce37" office:value-type="percentage" office:value="1">
              <text:p>100%</text:p>
            </table:table-cell>
            <table:table-cell table:style-name="ce49"/>
            <table:table-cell table:style-name="ce54"/>
            <table:table-cell table:style-name="ce59" table:number-columns-repeated="5"/>
            <table:table-cell table:style-name="ce64" table:number-columns-repeated="7"/>
            <table:table-cell table:style-name="ce60" table:number-columns-repeated="6"/>
            <table:table-cell table:style-name="ce59" table:number-columns-repeated="8"/>
            <table:table-cell table:style-name="ce79" table:number-columns-repeated="7"/>
            <table:table-cell table:style-name="ce59" table:number-columns-repeated="14"/>
            <table:table-cell table:style-name="ce90"/>
            <table:table-cell table:style-name="ce84" table:number-columns-repeated="9"/>
            <table:table-cell table:style-name="ce59" table:number-columns-repeated="11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</table:table-row-group>
        <table:table-row table:style-name="ro1">
          <table:table-cell table:style-name="ce8" office:value-type="string">
            <text:p>Training</text:p>
          </table:table-cell>
          <table:table-cell table:style-name="ce15" office:value-type="float" office:value="4">
            <text:p>4</text:p>
          </table:table-cell>
          <table:table-cell table:style-name="ce21" table:number-columns-repeated="5"/>
          <table:table-cell table:style-name="ce45"/>
          <table:table-cell table:style-name="ce52"/>
          <table:table-cell table:style-name="ce57" table:number-columns-repeated="2"/>
          <table:table-cell table:style-name="ce45" table:number-columns-repeated="80"/>
          <table:table-cell table:style-name="ce10"/>
          <table:table-cell table:number-columns-repeated="932"/>
        </table:table-row>
        <table:table-row-group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4.1">
              <text:p>4.1</text:p>
            </table:table-cell>
            <table:table-cell table:style-name="ce9"/>
            <table:table-cell table:style-name="ce28" office:value-type="date" office:date-value="2018-02-20">
              <text:p>2/20/18</text:p>
            </table:table-cell>
            <table:table-cell table:style-name="ce28" office:value-type="date" office:date-value="2018-02-22">
              <text:p>2/22/18</text:p>
            </table:table-cell>
            <table:table-cell table:style-name="ce32" office:value-type="float" office:value="2">
              <text:p>2</text:p>
            </table:table-cell>
            <table:table-cell table:style-name="ce37" office:value-type="percentage" office:value="1">
              <text:p>100%</text:p>
            </table:table-cell>
            <table:table-cell table:style-name="ce46"/>
            <table:table-cell table:style-name="ce53"/>
            <table:table-cell table:style-name="ce60" table:number-columns-repeated="5"/>
            <table:table-cell table:style-name="ce65" table:number-columns-repeated="7"/>
            <table:table-cell table:style-name="ce60" table:number-columns-repeated="14"/>
            <table:table-cell table:style-name="ce78" table:number-columns-repeated="7"/>
            <table:table-cell table:style-name="ce60" table:number-columns-repeated="14"/>
            <table:table-cell table:style-name="ce89" table:number-columns-repeated="7"/>
            <table:table-cell table:style-name="ce60" table:number-columns-repeated="8"/>
            <table:table-cell table:style-name="ce95" table:number-columns-repeated="2"/>
            <table:table-cell table:style-name="ce60" table:number-columns-repeated="4"/>
            <table:table-cell table:style-name="ce96" table:number-columns-repeated="7"/>
            <table:table-cell table:style-name="ce60" table:number-columns-repeated="6"/>
            <table:table-cell table:style-name="ce101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4.2">
              <text:p>4.2</text:p>
            </table:table-cell>
            <table:table-cell table:style-name="ce9"/>
            <table:table-cell table:number-columns-repeated="2" table:style-name="ce28" office:value-type="date" office:date-value="2018-02-23">
              <text:p>2/23/18</text:p>
            </table:table-cell>
            <table:table-cell table:style-name="ce32" office:value-type="float" office:value="0">
              <text:p>0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5" table:number-columns-repeated="7"/>
            <table:table-cell table:style-name="ce59" table:number-columns-repeated="14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0"/>
            <table:table-cell table:style-name="ce95" table:number-columns-repeated="3"/>
            <table:table-cell table:style-name="ce59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4.3">
              <text:p>4.3</text:p>
            </table:table-cell>
            <table:table-cell table:style-name="ce9"/>
            <table:table-cell table:number-columns-repeated="2" table:style-name="ce28" office:value-type="date" office:date-value="2018-02-24">
              <text:p>2/24/18</text:p>
            </table:table-cell>
            <table:table-cell table:style-name="ce32" office:value-type="float" office:value="0">
              <text:p>0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5" table:number-columns-repeated="7"/>
            <table:table-cell table:style-name="ce60" table:number-columns-repeated="6"/>
            <table:table-cell table:style-name="ce59" table:number-columns-repeated="8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3"/>
            <table:table-cell table:style-name="ce95"/>
            <table:table-cell table:style-name="ce97" table:number-columns-repeated="7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6" office:value-type="float" office:value="4.4">
              <text:p>4.4</text:p>
            </table:table-cell>
            <table:table-cell table:style-name="ce9"/>
            <table:table-cell table:number-columns-repeated="2" table:style-name="ce28" office:value-type="date" office:date-value="2018-02-25">
              <text:p>2/25/18</text:p>
            </table:table-cell>
            <table:table-cell table:style-name="ce32" office:value-type="float" office:value="0">
              <text:p>0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5" table:number-columns-repeated="7"/>
            <table:table-cell table:style-name="ce60" table:number-columns-repeated="6"/>
            <table:table-cell table:style-name="ce59" table:number-columns-repeated="8"/>
            <table:table-cell table:style-name="ce79" table:number-columns-repeated="7"/>
            <table:table-cell table:style-name="ce59" table:number-columns-repeated="14"/>
            <table:table-cell table:style-name="ce90" table:number-columns-repeated="7"/>
            <table:table-cell table:style-name="ce59" table:number-columns-repeated="14"/>
            <table:table-cell table:style-name="ce95"/>
            <table:table-cell table:style-name="ce97" table:number-columns-repeated="6"/>
            <table:table-cell table:style-name="ce59" table:number-columns-repeated="6"/>
            <table:table-cell table:style-name="ce102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8" office:value-type="float" office:value="4.5">
              <text:p>4.5</text:p>
            </table:table-cell>
            <table:table-cell table:style-name="ce9"/>
            <table:table-cell table:style-name="ce31" office:value-type="date" office:date-value="2018-02-20">
              <text:p>2/20/18</text:p>
            </table:table-cell>
            <table:table-cell table:style-name="ce31" office:value-type="date" office:date-value="2018-02-25">
              <text:p>2/25/18</text:p>
            </table:table-cell>
            <table:table-cell table:style-name="ce35" office:value-type="float" office:value="5">
              <text:p>5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5" table:number-columns-repeated="7"/>
            <table:table-cell table:style-name="ce54"/>
            <table:table-cell table:style-name="ce59" table:number-columns-repeated="5"/>
            <table:table-cell table:style-name="ce54"/>
            <table:table-cell table:style-name="ce59"/>
            <table:table-cell table:style-name="ce54"/>
            <table:table-cell table:style-name="ce59" table:number-columns-repeated="5"/>
            <table:table-cell table:style-name="ce79" table:number-columns-repeated="7"/>
            <table:table-cell table:style-name="ce54"/>
            <table:table-cell table:style-name="ce59" table:number-columns-repeated="5"/>
            <table:table-cell table:style-name="ce54"/>
            <table:table-cell table:style-name="ce59"/>
            <table:table-cell table:style-name="ce54"/>
            <table:table-cell table:style-name="ce59" table:number-columns-repeated="5"/>
            <table:table-cell table:style-name="ce90" table:number-columns-repeated="7"/>
            <table:table-cell table:style-name="ce54"/>
            <table:table-cell table:style-name="ce59" table:number-columns-repeated="5"/>
            <table:table-cell table:style-name="ce54"/>
            <table:table-cell table:style-name="ce59"/>
            <table:table-cell table:style-name="ce95" table:number-columns-repeated="7"/>
            <table:table-cell table:style-name="ce97" table:number-columns-repeated="6"/>
            <table:table-cell table:style-name="ce54" table:number-columns-repeated="2"/>
            <table:table-cell table:style-name="ce59" table:number-columns-repeated="5"/>
            <table:table-cell table:style-name="ce106"/>
            <table:table-cell table:number-columns-repeated="932"/>
          </table:table-row>
          <table:table-row table:style-name="ro5">
            <table:table-cell table:style-name="ce9" office:value-type="string">
              <text:p>…</text:p>
            </table:table-cell>
            <table:table-cell table:style-name="ce18" office:value-type="float" office:value="4.6">
              <text:p>4.6</text:p>
            </table:table-cell>
            <table:table-cell table:style-name="ce24"/>
            <table:table-cell table:number-columns-repeated="2" table:style-name="ce31" office:value-type="date" office:date-value="2018-03-01">
              <text:p>3/1/18</text:p>
            </table:table-cell>
            <table:table-cell table:style-name="ce35" office:value-type="float" office:value="0">
              <text:p>0</text:p>
            </table:table-cell>
            <table:table-cell table:style-name="ce37" office:value-type="percentage" office:value="1">
              <text:p>100%</text:p>
            </table:table-cell>
            <table:table-cell table:style-name="ce47"/>
            <table:table-cell table:style-name="ce54"/>
            <table:table-cell table:style-name="ce59" table:number-columns-repeated="5"/>
            <table:table-cell table:style-name="ce65" table:number-columns-repeated="7"/>
            <table:table-cell table:style-name="ce54"/>
            <table:table-cell table:style-name="ce59" table:number-columns-repeated="5"/>
            <table:table-cell table:style-name="ce54"/>
            <table:table-cell table:style-name="ce59"/>
            <table:table-cell table:style-name="ce54"/>
            <table:table-cell table:style-name="ce59" table:number-columns-repeated="5"/>
            <table:table-cell table:style-name="ce79" table:number-columns-repeated="7"/>
            <table:table-cell table:style-name="ce54"/>
            <table:table-cell table:style-name="ce59" table:number-columns-repeated="5"/>
            <table:table-cell table:style-name="ce54"/>
            <table:table-cell table:style-name="ce59"/>
            <table:table-cell table:style-name="ce54"/>
            <table:table-cell table:style-name="ce59" table:number-columns-repeated="5"/>
            <table:table-cell table:style-name="ce90" table:number-columns-repeated="7"/>
            <table:table-cell table:style-name="ce54"/>
            <table:table-cell table:style-name="ce59" table:number-columns-repeated="5"/>
            <table:table-cell table:style-name="ce54"/>
            <table:table-cell table:style-name="ce59"/>
            <table:table-cell table:style-name="ce54"/>
            <table:table-cell table:style-name="ce59" table:number-columns-repeated="5"/>
            <table:table-cell table:style-name="ce99"/>
            <table:table-cell table:style-name="ce97" table:number-columns-repeated="6"/>
            <table:table-cell table:style-name="ce54" table:number-columns-repeated="2"/>
            <table:table-cell table:style-name="ce59" table:number-columns-repeated="4"/>
            <table:table-cell table:style-name="ce95"/>
            <table:table-cell table:style-name="ce106"/>
            <table:table-cell table:number-columns-repeated="932"/>
          </table:table-row>
        </table:table-row-group>
        <table:table-row table:style-name="ro1" table:number-rows-repeated="3">
          <table:table-cell table:style-name="ce10" table:number-columns-repeated="92"/>
          <table:table-cell table:number-columns-repeated="932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entury Gothic" svg:font-family="'Century Gothic'" style:font-pitch="variable"/>
    <style:font-face style:name="Poppins" svg:font-family="Poppins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7">02/17/2026</text:date>, <text:time>15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17T15:18:52.03</dc:date>
    <dc:creator>Scott  Morgan</dc:creator>
    <meta:generator>OpenOffice/4.1.16$Win32 OpenOffice.org_project/4116m3$Build-9816</meta:generator>
    <meta:document-statistic meta:table-count="1" meta:cell-count="264" meta:object-count="0"/>
  </office:meta>
</office:document-meta>
</file>